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H d’une solution aqueuse</text:p>
          </table:table-cell>
          <table:table-cell office:value-type="string" calcext:value-type="string">
            <text:p>\(pH = -\log([H_3O^+])\)</text:p>
          </table:table-cell>
        </table:table-row>
        <table:table-row table:style-name="ro1">
          <table:table-cell office:value-type="string" calcext:value-type="string">
            <text:p>Expression de la constante d’équilibre</text:p>
          </table:table-cell>
          <table:table-cell office:value-type="string" calcext:value-type="string">
            <text:p>Pour une réaction de la forme Acide1+Base2=Base1+Acide2, on a \(K° = \frac{Ka(1}){Ka(2)}\).</text:p>
          </table:table-cell>
        </table:table-row>
        <table:table-row table:style-name="ro1">
          <table:table-cell office:value-type="string" calcext:value-type="string">
            <text:p>Constante d’équilibre si la réaction est quasi-totale dans le sens direct</text:p>
          </table:table-cell>
          <table:table-cell office:value-type="string" calcext:value-type="string">
            <text:p>Si le \(pK_a(2)&gt;pK_a(1)\) et \(|\Delta pK_a| &gt;4\), alors la réaction est quasi-totale dans le sens direct et la constante d'équilibre est \(K°=10^{+|\Delta pKa|}\).</text:p>
          </table:table-cell>
        </table:table-row>
        <table:table-row table:style-name="ro1">
          <table:table-cell office:value-type="string" calcext:value-type="string">
            <text:p>Négligeabilité de la réaction d’autoprotolyse de l’eau</text:p>
          </table:table-cell>
          <table:table-cell office:value-type="string" calcext:value-type="string">
            <text:p>Si la concentration en acide/base est inférieure à \(10^{-4}\) on ne peut pas la négliger</text:p>
          </table:table-cell>
        </table:table-row>
        <table:table-row table:style-name="ro1">
          <table:table-cell office:value-type="string" calcext:value-type="string">
            <text:p>pH d’une solution de base faible et acide faible</text:p>
          </table:table-cell>
          <table:table-cell office:value-type="string" calcext:value-type="string">
            <text:p>Pour une solution de base faible et acide faible conjugué : \(pH = pkA + \log(\frac{C_B}{C_A})\)</text:p>
          </table:table-cell>
        </table:table-row>
        <table:table-row table:style-name="ro1">
          <table:table-cell office:value-type="string" calcext:value-type="string">
            <text:p>pH d’une solution de base faible</text:p>
          </table:table-cell>
          <table:table-cell office:value-type="string" calcext:value-type="string">
            <text:p>Pour une solution de base faible à la concentration \(C_0\), \(pOH=-\frac{1}{2}(pKb-\log(C_0)) \Rightarrow pH = \frac{1}{2}(14+pk_A+\log(C_0))\) si \(pH&gt;pKa+1\) et \(pH&gt;7.5\)</text:p>
          </table:table-cell>
        </table:table-row>
        <table:table-row table:style-name="ro1">
          <table:table-cell office:value-type="string" calcext:value-type="string">
            <text:p>pH pour une solution d’acide faible</text:p>
          </table:table-cell>
          <table:table-cell office:value-type="string" calcext:value-type="string">
            <text:p>Pour une solution d'acide faible à la concentration \(C_0, pH=-\frac{1}{2}(pKa-\log(C_0))\) si \(pH&lt;pKa-1\) <text:s/>et \(pH&lt;6.5\)</text:p>
          </table:table-cell>
        </table:table-row>
        <table:table-row table:style-name="ro1">
          <table:table-cell office:value-type="string" calcext:value-type="string">
            <text:p>pH d’une solution de base forte</text:p>
          </table:table-cell>
          <table:table-cell office:value-type="string" calcext:value-type="string">
            <text:p>Pour une solution de base forte à la concentration \(C_0, pOH=-\log(C_0) \Rightarrow pH = 14+\log(C_0) \) si \(pH&gt;7.5\)</text:p>
          </table:table-cell>
        </table:table-row>
        <table:table-row table:style-name="ro1">
          <table:table-cell office:value-type="string" calcext:value-type="string">
            <text:p>pH d’une solution d’acide fort</text:p>
          </table:table-cell>
          <table:table-cell office:value-type="string" calcext:value-type="string">
            <text:p>Pour une solution d'acide fort à la concentration \(C_0, pH=-\log(C_0)\) si \(pH&lt;6.5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12:26:05.085806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36:17.409304511</meta:creation-date>
    <dc:date>2025-03-20T12:50:42.136546506</dc:date>
    <meta:editing-duration>PT33M12S</meta:editing-duration>
    <meta:editing-cycles>5</meta:editing-cycles>
    <meta:generator>LibreOffice/24.2.7.2$Linux_X86_64 LibreOffice_project/420$Build-2</meta:generator>
    <meta:document-statistic meta:table-count="1" meta:cell-count="18" meta:object-count="0"/>
  </office:meta>
</office:document-meta>
</file>